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3in" svg:height="3.5453in" svg:x="5.4268in" svg:y="0.6378in">
            <draw:object draw:notify-on-update-of-ranges="Sheet1.A3:Sheet1.A27 Sheet1.B3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ssert-1</text:p>
          </table:table-cell>
          <table:table-cell office:value-type="float" office:value="1" calcext:value-type="float">
            <text:p>1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9" calcext:value-type="float">
                <text:p>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1 Sum</text:p>
            </table:table-cell>
            <table:table-cell table:style-name="Result" table:formula="of:=SUBTOTAL(9;[.$B$2:.$B$2])" office:value-type="float" office:value="9" calcext:value-type="float">
              <text:p>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8" calcext:value-type="float">
                <text:p>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2 Sum</text:p>
            </table:table-cell>
            <table:table-cell table:style-name="Result" table:formula="of:=SUBTOTAL(9;[.$B$4:.$B$5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7" calcext:value-type="float">
                <text:p>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3 Sum</text:p>
            </table:table-cell>
            <table:table-cell table:style-name="Result" table:formula="of:=SUBTOTAL(9;[.$B$7:.$B$8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4" calcext:value-type="float">
                <text:p>4</text:p>
              </table:table-cell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4 Sum</text:p>
            </table:table-cell>
            <table:table-cell table:style-name="Result" table:formula="of:=SUBTOTAL(9;[.$B$10:.$B$11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5" calcext:value-type="float">
                <text:p>5</text:p>
              </table:table-cell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5" calcext:value-type="float">
                <text:p>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5 Sum</text:p>
            </table:table-cell>
            <table:table-cell table:style-name="Result" table:formula="of:=SUBTOTAL(9;[.$B$13:.$B$14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4" calcext:value-type="float">
                <text:p>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6 Sum</text:p>
            </table:table-cell>
            <table:table-cell table:style-name="Result" table:formula="of:=SUBTOTAL(9;[.$B$16:.$B$17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7" calcext:value-type="float">
                <text:p>7</text:p>
              </table:table-cell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3" calcext:value-type="float">
                <text:p>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7 Sum</text:p>
            </table:table-cell>
            <table:table-cell table:style-name="Result" table:formula="of:=SUBTOTAL(9;[.$B$19:.$B$20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Dessert-8 Sum</text:p>
            </table:table-cell>
            <table:table-cell table:style-name="Result" table:formula="of:=SUBTOTAL(9;[.$B$22:.$B$23])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9" calcext:value-type="float">
                <text:p>9</text:p>
              </table:table-cell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1" calcext:value-type="float">
                <text:p>1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Dessert-9 Sum</text:p>
          </table:table-cell>
          <table:table-cell table:style-name="Result" table:formula="of:=SUBTOTAL(9;[.$B$25:.$B$26])" office:value-type="float" office:value="10" calcext:value-type="float">
            <text:p>10</text:p>
          </table:table-cell>
        </table:table-row>
        <table:table-row table:style-name="ro1">
          <table:table-cell table:style-name="Result" office:value-type="string" calcext:value-type="string">
            <text:p>Grand Sum</text:p>
          </table:table-cell>
          <table:table-cell table:style-name="Result" table:formula="of:=SUBTOTAL(9;[.$B$2:.$B$26])" office:value-type="float" office:value="89" calcext:value-type="float">
            <text:p>89</text:p>
          </table:table-cell>
        </table:table-row>
      </table:table>
      <table:named-expressions/>
      <table:database-ranges>
        <table:database-range table:name="__Anonymous_DB__1" table:target-range-address="Sheet1.A1:Sheet1.B28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Sheet_DB__0" table:target-range-address="Sheet1.A1:Sheet1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g</meta:initial-creator>
    <meta:creation-date>2024-11-24T14:42:30.908000000</meta:creation-date>
    <dc:date>2024-11-24T14:58:02.806000000</dc:date>
    <dc:creator>Greg</dc:creator>
    <meta:editing-duration>PT4M37S</meta:editing-duration>
    <meta:editing-cycles>1</meta:editing-cycles>
    <meta:document-statistic meta:table-count="1" meta:cell-count="56" meta:object-count="1"/>
    <meta:generator>LibreOffice/24.8.3.2$Windows_X86_64 LibreOffice_project/48a6bac9e7e268aeb4c3483fcf825c94556d9f9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bar" chart:style-name="ch1">
        <chart:legend chart:legend-position="end" svg:x="13.721cm" svg:y="4.204cm" style:legend-expansion="high" chart:style-name="ch2"/>
        <chart:plot-area chart:style-name="ch3" table:cell-range-address="Sheet1.A3:Sheet1.B27" chart:data-source-has-labels="column" svg:x="0.319cm" svg:y="0.18cm" svg:width="13.083cm" svg:height="8.646cm">
          <chart:coordinate-region svg:x="1.417cm" svg:y="0.379cm" svg:width="11.985cm" svg:height="6.294cm"/>
          <chart:axis chart:dimension="x" chart:name="primary-x" chart:style-name="ch4" chartooo:axis-type="auto">
            <chartooo:date-scale/>
            <chart:categories table:cell-range-address="Sheet1.A3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essert-1 Sum</text:p>
                <draw:g>
                  <svg:desc>Sheet1.A3:Sheet1.A27</svg:desc>
                </draw:g>
              </table:table-cell>
              <table:table-cell office:value-type="float" office:value="9">
                <text:p>9</text:p>
                <draw:g>
                  <svg:desc>Sheet1.B3:Sheet1.B27</svg:desc>
                </draw:g>
              </table:table-cell>
            </table:table-row>
            <table:table-row>
              <table:table-cell office:value-type="string">
                <text:p>Dessert-2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3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4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5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6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7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8 Su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ssert-9 Sum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